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0ffb" officeooo:paragraph-rsid="00090ffb"/>
    </style:style>
    <style:style style:name="P2" style:family="paragraph" style:parent-style-name="Standard">
      <style:text-properties officeooo:rsid="00090ffb" officeooo:paragraph-rsid="00090ffb"/>
    </style:style>
    <style:style style:name="P3" style:family="paragraph" style:parent-style-name="Standard">
      <style:text-properties officeooo:rsid="000b08f8" officeooo:paragraph-rsid="000b08f8"/>
    </style:style>
    <style:style style:name="P4" style:family="paragraph" style:parent-style-name="Standard">
      <style:text-properties officeooo:rsid="000b08f8" officeooo:paragraph-rsid="000c4904"/>
    </style:style>
    <style:style style:name="P5" style:family="paragraph" style:parent-style-name="Standard">
      <style:text-properties fo:font-weight="bold" officeooo:rsid="00090ffb" officeooo:paragraph-rsid="00090ffb" style:font-weight-asian="bold" style:font-weight-complex="bold"/>
    </style:style>
    <style:style style:name="P6" style:family="paragraph" style:parent-style-name="Standard">
      <style:text-properties fo:language="en" fo:country="IN"/>
    </style:style>
    <style:style style:name="P7" style:family="paragraph" style:parent-style-name="Standard">
      <style:text-properties officeooo:rsid="000f3a63" officeooo:paragraph-rsid="000f3a63"/>
    </style:style>
    <style:style style:name="P8" style:family="paragraph" style:parent-style-name="Standard">
      <style:text-properties officeooo:rsid="0010e663" officeooo:paragraph-rsid="0010e663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P12" style:family="paragraph" style:parent-style-name="Text_20_body" style:list-style-name="L2">
      <style:paragraph-properties fo:margin-top="0cm" fo:margin-bottom="0cm" loext:contextual-spacing="false"/>
    </style:style>
    <style:style style:name="P13" style:family="paragraph" style:parent-style-name="Heading_20_3">
      <style:text-properties officeooo:rsid="000b08f8" officeooo:paragraph-rsid="000b08f8"/>
    </style:style>
    <style:style style:name="T1" style:family="text">
      <style:text-properties officeooo:rsid="000c4904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4904" style:font-weight-asian="bold" style:font-weight-complex="bold"/>
    </style:style>
    <style:style style:name="T5" style:family="text">
      <style:text-properties fo:font-weight="bold" officeooo:rsid="0010e663" style:font-weight-asian="bold" style:font-weight-complex="bold"/>
    </style:style>
    <style:style style:name="T6" style:family="text">
      <style:text-properties fo:font-weight="bold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0e663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sting types:</text:p>
      <text:p text:style-name="P1"/>
      <text:p text:style-name="P1"><text:span text:style-name="T3">performance testing</text:span> = stability and response when load is applied</text:p>
      <text:p text:style-name="P1"/>
      <text:p text:style-name="P1">i) <text:span text:style-name="T3">load testing</text:span>:testing below or equal to the limit.</text:p>
      <text:p text:style-name="P1">ii)<text:span text:style-name="T3">stress testing:</text:span>testing beyond the limit.</text:p>
      <text:p text:style-name="P1">iii)<text:span text:style-name="T3">scalability testing:</text:span>checking at what load the software <text:s/>will fail or crash.</text:p>
      <text:p text:style-name="P1">iv)<text:span text:style-name="T3">volume or flood testing:</text:span>giving huge data beyond the limit that the software can handle.</text:p>
      <text:p text:style-name="P1">v)<text:span text:style-name="T3">soak or endurance testing: </text:span>testing by giving continious data.</text:p>
      <text:p text:style-name="P1"/>
      <text:p text:style-name="P1"/>
      <text:p text:style-name="P7"><text:span text:style-name="T3">sanity testing:</text:span><text:span text:style-name="T8">used to check main functionality.It is subset of regression testing.It is done when there is <text:s/>time constraint.</text:span></text:p>
      <text:p text:style-name="P7"><text:span text:style-name="T3">smoke testing:</text:span><text:span text:style-name="T7">Initial test done by tester to check weather the build released from development team is teastable or not.</text:span><text:span text:style-name="T8">(Installation issues)</text:span></text:p>
      <text:p text:style-name="P8"><text:span text:style-name="T6">Interface Testing</text:span><text:span text:style-name="T7"> is defined as a software </text:span><text:span text:style-name="T6">testing</text:span><text:span text:style-name="T7"> type which verifies whether the communication between two different software systems is done correctly. A connection that integrates two components is called </text:span><text:span text:style-name="T6">interface</text:span><text:span text:style-name="T7">.</text:span></text:p>
      <text:p text:style-name="P1"/>
      <text:p text:style-name="P3"><text:span text:style-name="T3">White-box testing:</text:span>some testing we deal with code </text:p>
      <text:p text:style-name="P3"><text:tab/><text:span text:style-name="T3">unit-testing:</text:span>testing single unit of software( individual functions) after development.</text:p>
      <text:p text:style-name="P3"/>
      <text:p text:style-name="P3"><text:tab/><text:span text:style-name="T3">Integartion-testing:</text:span>Testing the code after integration.</text:p>
      <text:p text:style-name="P3"/>
      <text:p text:style-name="P3"><text:tab/><text:span text:style-name="T4">Regression testing:</text:span><text:span text:style-name="T1">Testing that the new changes we made doesnt effect(create error in) other features.</text:span></text:p>
      <text:p text:style-name="P3"><text:tab/></text:p>
      <text:p text:style-name="P3"/>
      <text:p text:style-name="P3"/>
      <text:p text:style-name="P3"><text:span text:style-name="T3">Black-box testing:</text:span>testing we dont have a look at the code.</text:p>
      <text:p text:style-name="P3"/>
      <text:p text:style-name="P4"><text:tab/><text:span text:style-name="T4">System testing:</text:span><text:span text:style-name="T1">Testing whole software.IN system testing we check compatability on different type of os.</text:span></text:p>
      <text:p text:style-name="P4"/>
      <text:p text:style-name="P4"><text:tab/><text:span text:style-name="T4">Acceptance testing:</text:span><text:span text:style-name="T1">Testing before handover to client.</text:span></text:p>
      <text:p text:style-name="P3"/>
      <text:p text:style-name="P3"><text:tab/><text:span text:style-name="T3">Beta testing:</text:span>customer tests by giving input and checks output.</text:p>
      <text:p text:style-name="P3"/>
      <text:p text:style-name="P3"/>
      <text:p text:style-name="P3"/>
      <text:p text:style-name="P3"/>
      <text:p text:style-name="P3"><text:span text:style-name="T3">Gray-box testing:</text:span> white-box + Black-box testing.</text:p>
      <text:p text:style-name="P3"/>
      <text:p text:style-name="P3"/>
      <text:p text:style-name="P3"/>
      <text:p text:style-name="P3"><text:span text:style-name="T2">FUNCTIONAL TESTING</text:span> is a type of software <text:span text:style-name="T2">testing</text:span> whereby the system is <text:span text:style-name="T2">tested</text:span> against the <text:span text:style-name="T2">functional</text:span> requirements/specifications. Functions (or features) are <text:span text:style-name="T2">tested</text:span> by feeding them input and examining the output. <text:span text:style-name="T2">Functional testing</text:span> ensures that the requirements are properly satisfied by the application.</text:p>
      <text:p text:style-name="P3"/>
      <text:p text:style-name="P3"/>
      <text:p text:style-name="P6"><text:soft-page-break/><text:span text:style-name="T2">NON</text:span>-<text:span text:style-name="T2">FUNCTIONAL TESTING</text:span> is defined as a type of Software <text:span text:style-name="T2">testing</text:span> to check <text:span text:style-name="T2">non</text:span>-<text:span text:style-name="T2">functional</text:span> aspects (performance, usability, reliability, etc) of a software application. It is designed to test the readiness of a system as per <text:span text:style-name="T2">nonfunctional</text:span> parameters which are never addressed by <text:span text:style-name="T2">functional testing</text:span>.</text:p>
      <text:p text:style-name="P3"/>
      <text:h text:style-name="P13" text:outline-level="3"><text:bookmark text:name="Different_Types_Of_Software_Testing"/>Different Types Of Software Testing</text:h>
      <text:p text:style-name="Text_20_body"><text:span text:style-name="Emphasis">Given below is the list of some common types of Software Testing:</text:span></text:p>
      <text:p text:style-name="Text_20_body"><text:span text:style-name="Strong_20_Emphasis">Functional Testing types include:</text:span></text:p>
      <text:list xml:id="list940112243354072801" text:style-name="L1">
        <text:list-item>
          <text:p text:style-name="P11">Unit Testing</text:p>
        </text:list-item>
        <text:list-item>
          <text:p text:style-name="P11">Integration Testing</text:p>
        </text:list-item>
        <text:list-item>
          <text:p text:style-name="P11">System Testing</text:p>
        </text:list-item>
        <text:list-item>
          <text:p text:style-name="P11">Sanity Testing</text:p>
        </text:list-item>
        <text:list-item>
          <text:p text:style-name="P11">Smoke Testing</text:p>
        </text:list-item>
        <text:list-item>
          <text:p text:style-name="P11">Interface Testing</text:p>
        </text:list-item>
        <text:list-item>
          <text:p text:style-name="P11">Regression Testing</text:p>
        </text:list-item>
        <text:list-item>
          <text:p text:style-name="P9">Beta/Acceptance Testing</text:p>
        </text:list-item>
      </text:list>
      <text:p text:style-name="Text_20_body"><text:span text:style-name="Strong_20_Emphasis">Non-functional Testing types include:</text:span></text:p>
      <text:list xml:id="list2303963990840638895" text:style-name="L2">
        <text:list-item>
          <text:p text:style-name="P12">Performance Testing</text:p>
        </text:list-item>
        <text:list-item>
          <text:p text:style-name="P12">Load Testing</text:p>
        </text:list-item>
        <text:list-item>
          <text:p text:style-name="P12">Stress Testing</text:p>
        </text:list-item>
        <text:list-item>
          <text:p text:style-name="P12">Volume Testing</text:p>
        </text:list-item>
        <text:list-item>
          <text:p text:style-name="P12">Security Testing</text:p>
        </text:list-item>
        <text:list-item>
          <text:p text:style-name="P12">Compatibility Testing</text:p>
        </text:list-item>
        <text:list-item>
          <text:p text:style-name="P12">Install Testing</text:p>
        </text:list-item>
        <text:list-item>
          <text:p text:style-name="P12">Recovery Testing</text:p>
        </text:list-item>
        <text:list-item>
          <text:p text:style-name="P12">Reliability Testing</text:p>
        </text:list-item>
        <text:list-item>
          <text:p text:style-name="P12">Usability Testing</text:p>
        </text:list-item>
        <text:list-item>
          <text:p text:style-name="P12">Compliance Testing</text:p>
        </text:list-item>
        <text:list-item>
          <text:p text:style-name="P10">Localization Testing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7:29:08.528201316</meta:creation-date>
    <dc:date>2020-02-09T22:11:14.011784950</dc:date>
    <meta:editing-duration>PT14M1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46" meta:word-count="379" meta:character-count="2634" meta:non-whitespace-character-count="2310"/>
  </office:meta>
</office:document-meta>
</file>